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200000399B23566A1.png" manifest:media-type="image/png"/>
  <manifest:file-entry manifest:full-path="Pictures/10000000000003CA0000023EE123E7C1.png" manifest:media-type="image/png"/>
  <manifest:file-entry manifest:full-path="Pictures/100000000000037900000182ECBE77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374652" officeooo:paragraph-rsid="0029de5e"/>
    </style:style>
    <style:style style:name="P6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P7" style:family="paragraph" style:parent-style-name="Standard">
      <style:text-properties officeooo:rsid="003908ba" officeooo:paragraph-rsid="003908ba"/>
    </style:style>
    <style:style style:name="P8" style:family="paragraph" style:parent-style-name="Standard">
      <style:text-properties officeooo:rsid="003908ba" officeooo:paragraph-rsid="003908ba"/>
    </style:style>
    <style:style style:name="P9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T1" style:family="text">
      <style:text-properties style:font-name="Fira Code Retina" fo:font-size="13pt" fo:font-style="normal" fo:font-weight="bold" officeooo:rsid="00374652" style:font-size-asian="13pt" style:font-style-asian="normal" style:font-weight-asian="bold" style:font-size-complex="13pt" style:font-style-complex="normal" style:font-weight-complex="bold"/>
    </style:style>
    <style:style style:name="T2" style:family="text">
      <style:text-properties style:font-name="Fira Code Retina" fo:font-style="normal" style:font-style-asian="normal" style:font-style-complex="normal"/>
    </style:style>
    <style:style style:name="T3" style:family="text">
      <style:text-properties style:font-name="Fira Cod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style:font-name="Fira Code" fo:font-size="13pt" fo:font-style="normal" fo:font-weight="bold" officeooo:rsid="00379012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esestructurando Objetos</text:p>
      <text:p text:style-name="P5"><draw:frame draw:style-name="fr2" draw:name="Imagen1" text:anchor-type="char" svg:x="2.582cm" svg:y="0.746cm" svg:width="12.737cm" svg:height="22.132cm" draw:z-index="0"><draw:image xlink:href="Pictures/100000000000021200000399B23566A1.png" xlink:type="simple" xlink:show="embed" xlink:actuate="onLoad" draw:mime-type="image/png"/></draw:frame></text:p>
      <text:p text:style-name="P6"><draw:frame draw:style-name="fr1" draw:name="Imagen3" text:anchor-type="char" svg:width="17cm" svg:height="10.059cm" draw:z-index="1"><draw:image xlink:href="Pictures/10000000000003CA0000023EE123E7C1.png" xlink:type="simple" xlink:show="embed" xlink:actuate="onLoad" draw:mime-type="image/png"/></draw:frame><text:soft-page-break/></text:p>
      <text:p text:style-name="P7"><text:span text:style-name="T1"/></text:p>
      <text:p text:style-name="P7"><text:span text:style-name="T4"/></text:p>
      <text:p text:style-name="P7"><text:span text:style-name="T4">R</text:span><text:span text:style-name="T3">esultado</text:span></text:p>
      <text:p text:style-name="P4"><text:span text:style-name="T5"/></text:p>
      <text:p text:style-name="P6"><draw:frame draw:style-name="fr1" draw:name="Imagen2" text:anchor-type="char" svg:width="17cm" svg:height="7.38cm" draw:z-index="2"><draw:image xlink:href="Pictures/100000000000037900000182ECBE7700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19T13:26:56.228000284">19/10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19T13:26:56.037000000</dc:date>
    <meta:editing-duration>PT3H45M51S</meta:editing-duration>
    <meta:editing-cycles>30</meta:editing-cycles>
    <meta:generator>LibreOffice/24.2.2.2$Windows_X86_64 LibreOffice_project/d56cc158d8a96260b836f100ef4b4ef25d6f1a01</meta:generator>
    <meta:document-statistic meta:table-count="0" meta:image-count="3" meta:object-count="0" meta:page-count="2" meta:paragraph-count="5" meta:word-count="10" meta:character-count="87" meta:non-whitespace-character-count="82"/>
  </office:meta>
</office:document-meta>
</file>